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RUSTRATION (4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FRUSTRATION (4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nger of the Jewish leaders (4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rrest by the Jewish leaders (4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ACTS 4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RUSTRATION (4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MULTIPLICATION (4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INTERROGATION (4:5-2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-title-Title-Slide" presentation:presentation-page-layout-name="Master1-PPL1" draw:id="Slide-259">
        <draw:frame draw:id="id96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INTERROGATION (4:5-22):<text:s text:c="1"/></text:span><text:span text:style-name="a527" text:class-names=""/></text:p>
          </draw:text-box>
          <svg:title/>
          <svg:desc/>
        </draw:frame>
        <draw:frame draw:id="id97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First ordeal (4:5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First ordeal (4:5-12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Question (4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nswer (4:8-1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Answer (4:8-11):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ower (4:8-10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phecy (4:1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ardon (4: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First ordeal (4:5-12)<text:s text:c="1"/>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Question (4:5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Answer (4:8-11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INTERROGATION (4:5-22):<text:s text:c="1"/></text:span><text:span text:style-name="a585" text:class-names=""/></text:p>
          </draw:text-box>
          <svg:title/>
          <svg:desc/>
        </draw:frame>
        <draw:frame draw:id="id105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First ordeal (4:5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Private meeting (4:13-1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9" draw:style-name="a598" draw:master-page-name="Master1-Layout12-tx-Title-and-Text" presentation:presentation-page-layout-name="Master1-PPL12" draw:id="Slide-264">
        <draw:frame draw:id="id106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Private meeting (4:13-17)<text:s text:c="1"/></text:span><text:span text:style-name="a600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dismissal (4:13-1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dilemma (4:16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ecision (4:17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INTERROGATION (4:5-22):<text:s text:c="1"/></text:span><text:span text:style-name="a618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First ordeal (4:5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Private meeting (4:13-1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Second ordeal (4:18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Second ordeal (4:18-22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threats (4:18, 21-2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testimony (4:19-2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INTERROGATION (4:5-22):<text:s text:c="1"/></text:span><text:span text:style-name="a651" text:class-names=""/></text:p>
          </draw:text-box>
          <svg:title/>
          <svg:desc/>
        </draw:frame>
        <draw:frame draw:id="id113" presentation:style-name="a666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First ordeal (4:5-1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rivate meeting (4:13-17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econd ordeal (4:18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3" draw:style-name="a667" draw:master-page-name="Master1-Layout12-tx-Title-and-Text" presentation:presentation-page-layout-name="Master1-PPL12" draw:id="Slide-268">
        <draw:frame draw:id="id114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ACTS 4<text:s text:c="1"/></text:span><text:span text:style-name="a669" text:class-names=""/></text:p>
          </draw:text-box>
          <svg:title/>
          <svg:desc/>
        </draw:frame>
        <draw:frame draw:id="id115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FRUSTRATION (4:1-3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MULTIPLICATION (4: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INTERROGATION (4:5-22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SUPPLICATION (4:23-3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4" draw:style-name="a688" draw:master-page-name="Master1-Layout1-title-Title-Slide" presentation:presentation-page-layout-name="Master1-PPL1" draw:id="Slide-269">
        <draw:frame draw:id="id116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SUPPLICATION (4:23-30)<text:s text:c="1"/></text:span><text:span text:style-name="a690" text:class-names=""/></text:p>
          </draw:text-box>
          <svg:title/>
          <svg:desc/>
        </draw:frame>
        <draw:frame draw:id="id117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<text:s text:c="1"/>The believers acknowledge God's sovereignty in dealing with his enemies (4:25-28).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5" draw:style-name="a698" draw:master-page-name="Master1-Layout12-tx-Title-and-Text" presentation:presentation-page-layout-name="Master1-PPL12" draw:id="Slide-270">
        <draw:frame draw:id="id118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The believers acknowledge God's sovereignty in dealing with his enemies (4:25-28).<text:s text:c="1"/></text:span><text:span text:style-name="a700" text:class-names=""/></text:p>
          </draw:text-box>
          <svg:title/>
          <svg:desc/>
        </draw:frame>
        <draw:frame draw:id="id119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David wrote of it (4:25-26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 disciples witnessed it (4:27-28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12-tx-Title-and-Text" presentation:presentation-page-layout-name="Master1-PPL12" draw:id="Slide-271">
        <draw:frame draw:id="id120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SUPPLICATION (4:23-30)<text:s text:c="1"/></text:span><text:span text:style-name="a715" text:class-names=""/></text:p>
          </draw:text-box>
          <svg:title/>
          <svg:desc/>
        </draw:frame>
        <draw:frame draw:id="id121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 believers acknowledge God's sovereignty in dealing with his enemies (4:25-28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 believers ask for God's strength in dealing with their enemies (4:23-24, 29-30).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17" draw:style-name="a728" draw:master-page-name="Master1-Layout13-twoColTx-Title-and-2-Column-Text" presentation:presentation-page-layout-name="Master1-PPL13" draw:id="Slide-272">
        <draw:frame draw:id="id122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ACTS 4<text:s text:c="1"/></text:span><text:span text:style-name="a730" text:class-names=""/></text:p>
          </draw:text-box>
          <svg:title/>
          <svg:desc/>
        </draw:frame>
        <draw:frame draw:id="id123" presentation:style-name="a745" draw:name="Text Placeholder 2" svg:x="1.38021in" svg:y="2in" svg:width="4.61632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FRUSTRATION (4:1-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MULTIPLICATION (4:4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INTERROGATION (4:5-2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  <draw:frame draw:id="id124" presentation:style-name="a761" draw:name="Text Placeholder 3" svg:x="6.16319in" svg:y="2in" svg:width="4.61632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SUPPLICATION (4:23-3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DEMONSTRATION (4:3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COOPERATION (4:32-3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EXEMPLIFICATION (4:36-3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4 </dc:title>
    <meta:initial-creator>David STRICKLAND</meta:initial-creator>
    <dc:creator>David STRICKLAND</dc:creator>
    <meta:creation-date>2020-02-23T23:10:48Z</meta:creation-date>
    <dc:date>2020-02-23T23:10:49Z</dc:date>
    <meta:template xlink:href="BibleStudy" xlink:type="simple"/>
    <meta:editing-cycles>1</meta:editing-cycles>
    <meta:editing-duration>PT0S</meta:editing-duration>
    <meta:document-statistic meta:paragraph-count="60" meta:word-count="344"/>
  </office:meta>
</office:document-meta>
</file>